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124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3.5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2">
          <table:table-cell office:value-type="string">
            <text:p>Skriva funktioner för att visa en specifik medlems informat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<text:span text:style-name="T1">Dag 2: </text:span><text:span text:style-name="T2">Gick snabbare än förväntat.</text:span></text:p>
          </table:table-cell>
        </table:table-row>
        <table:table-row table:style-name="ro2">
          <table:table-cell office:value-type="string">
            <text:p>Forts. User interface till applikationen och nya funktion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pan text:style-name="T1">Dag 1:</text:span><text:span text:style-name="T2"> Gjorde ett ui för val av en medlem. Borde passa resterande funktioner där man ska välja en specifik medlem att hantera.</text:span></text:p>
          </table:table-cell>
        </table:table-row>
        <table:table-row table:style-name="ro1">
          <table:table-cell office:value-type="string">
            <text:p>Skriva funktioner för att kunna ändra på en medlems förnamn, efternamn och telefonnummer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4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4])" office:value-type="float" office:value="4">
            <text:p>4</text:p>
          </table:table-cell>
          <table:table-cell table:style-name="ce1" table:formula="of:=SUM([.D2:.D4])" office:value-type="float" office:value="2">
            <text:p>2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5">
            <text:p>5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Sheet1.C30" table:end-x="1.047cm" table:end-y="0.107cm" draw:z-index="0" draw:style-name="gr1" draw:text-style-name="P1" svg:width="15.974cm" svg:height="9.006cm" svg:x="2.398cm" svg:y="0.133cm">
              <draw:object draw:notify-on-update-of-ranges="Sheet1.A5:Sheet1.A5 Sheet1.B5:Sheet1.E5 Sheet1.A6:Sheet1.A6 Sheet1.B6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>
            <text:p>Sprint retrospective</text:p>
          </table:table-cell>
        </table:table-row>
        <table:table-row table:style-name="ro1">
          <table:table-cell table:number-columns-repeated="6"/>
          <table:table-cell office:value-type="string">
            <text:p>Sprint nummer 2 tycker jag gick bättre än den första. Jag gjorde det jag skulle och</text:p>
          </table:table-cell>
        </table:table-row>
        <table:table-row table:style-name="ro1">
          <table:table-cell table:number-columns-repeated="6"/>
          <table:table-cell office:value-type="string">
            <text:p>höll mig inom tidsramen. Den första tasken tog till och med mindre tid än vad jag </text:p>
          </table:table-cell>
        </table:table-row>
        <table:table-row table:style-name="ro1">
          <table:table-cell table:number-columns-repeated="6"/>
          <table:table-cell office:value-type="string">
            <text:p>trodde. Nu till sista sprinten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-01-10</text:date>, <text:time>16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8:18:19.74</meta:creation-date>
    <dc:date>2014-01-10T16:43:25.47</dc:date>
    <meta:editing-duration>PT17H21M32S</meta:editing-duration>
    <meta:editing-cycles>5</meta:editing-cycles>
    <meta:generator>OpenOffice/4.0.1$Win32 OpenOffice.org_project/401m5$Build-9714</meta:generator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2</text:p>
        </chart:subtitle>
        <chart:legend chart:legend-position="end" svg:x="13.52cm" svg:y="3.929cm" style:legend-expansion="high" chart:style-name="ch4"/>
        <chart:plot-area chart:style-name="ch5" table:cell-range-address="Sheet1.A5:Sheet1.E6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905cm" svg:y="8cm" chart:style-name="ch7">
              <text:p>Dagar(2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